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17cm"/>
    </style:style>
    <style:style style:name="co5" style:family="table-column">
      <style:table-column-properties fo:break-before="auto" style:column-width="3.762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/>
    <style:style style:name="ce3" style:family="table-cell" style:parent-style-name="Default" style:data-style-name="N111">
      <style:table-cell-properties fo:background-color="#808080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3" table:default-cell-style-name="ce2"/>
        <table:table-column table:style-name="co8" table:number-columns-repeated="1009" table:default-cell-style-name="ce2"/>
        <table:table-row table:style-name="ro1">
          <table:table-cell table:style-name="ce1"/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DJF </text:p>
          </table:table-cell>
          <table:table-cell table:style-name="ce4" office:value-type="string" calcext:value-type="string">
            <text:p>MAM</text:p>
          </table:table-cell>
          <table:table-cell table:style-name="ce4" office:value-type="string" calcext:value-type="string">
            <text:p>JJA</text:p>
          </table:table-cell>
          <table:table-cell table:style-name="ce4" office:value-type="string" calcext:value-type="string">
            <text:p>SON 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5" office:value-type="float" office:value="1" calcext:value-type="float">
            <text:p>1,0000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u2</text:p>
          </table:table-cell>
          <table:table-cell office:value-type="float" office:value="2567.67326" calcext:value-type="float">
            <text:p>2567,673260000000</text:p>
          </table:table-cell>
          <table:table-cell office:value-type="float" office:value="278.4304057" calcext:value-type="float">
            <text:p>278,430405700000</text:p>
          </table:table-cell>
          <table:table-cell office:value-type="float" office:value="313.3630856" calcext:value-type="float">
            <text:p>313,363085600000</text:p>
          </table:table-cell>
          <table:table-cell office:value-type="float" office:value="58.73311818" calcext:value-type="float">
            <text:p>58,733118180000</text:p>
          </table:table-cell>
          <table:table-cell table:style-name="Default" office:value-type="float" office:value="453.5242131" calcext:value-type="float">
            <text:p>453,5242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ma2</text:p>
          </table:table-cell>
          <table:table-cell office:value-type="float" office:value="22866.59812" calcext:value-type="float">
            <text:p>22866,598120000000</text:p>
          </table:table-cell>
          <table:table-cell office:value-type="float" office:value="5474.534797" calcext:value-type="float">
            <text:p>5474,534797000000</text:p>
          </table:table-cell>
          <table:table-cell office:value-type="float" office:value="1420.102788" calcext:value-type="float">
            <text:p>1420,102788000000</text:p>
          </table:table-cell>
          <table:table-cell office:value-type="float" office:value="1243.288545" calcext:value-type="float">
            <text:p>1243,288545000000</text:p>
          </table:table-cell>
          <table:table-cell office:value-type="float" office:value="1478.957845" calcext:value-type="float">
            <text:p>1478,957845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69.80176192" calcext:value-type="float">
            <text:p>69,801761920000</text:p>
          </table:table-cell>
          <table:table-cell office:value-type="float" office:value="110.3740837" calcext:value-type="float">
            <text:p>110,374083700000</text:p>
          </table:table-cell>
          <table:table-cell office:value-type="float" office:value="23.12818992" calcext:value-type="float">
            <text:p>23,128189920000</text:p>
          </table:table-cell>
          <table:table-cell office:value-type="float" office:value="54.01611036" calcext:value-type="float">
            <text:p>54,016110360000</text:p>
          </table:table-cell>
          <table:table-cell office:value-type="float" office:value="106.921832" calcext:value-type="float">
            <text:p>106,921832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kappa1.5 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sph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rend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beta0</text:p>
          </table:table-cell>
          <table:table-cell office:value-type="float" office:value="-1017.419" calcext:value-type="float">
            <text:p>-1017,419000000000</text:p>
          </table:table-cell>
          <table:table-cell office:value-type="float" office:value="-1996.5159" calcext:value-type="float">
            <text:p>-1996,515900000000</text:p>
          </table:table-cell>
          <table:table-cell office:value-type="float" office:value="386.9821" calcext:value-type="float">
            <text:p>386,982100000000</text:p>
          </table:table-cell>
          <table:table-cell office:value-type="float" office:value="481.5368" calcext:value-type="float">
            <text:p>481,536800000000</text:p>
          </table:table-cell>
          <table:table-cell office:value-type="float" office:value="-291.7126" calcext:value-type="float">
            <text:p>-291,71260000000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beta1</text:p>
          </table:table-cell>
          <table:table-cell office:value-type="float" office:value="-0.6608" calcext:value-type="float">
            <text:p>-0,660800000000</text:p>
          </table:table-cell>
          <table:table-cell office:value-type="float" office:value="0.3648" calcext:value-type="float">
            <text:p>0,364800000000</text:p>
          </table:table-cell>
          <table:table-cell office:value-type="float" office:value="-366.7554" calcext:value-type="float">
            <text:p>-366,755400000000</text:p>
          </table:table-cell>
          <table:table-cell office:value-type="float" office:value="-0.1948" calcext:value-type="float">
            <text:p>-0,194800000000</text:p>
          </table:table-cell>
          <table:table-cell office:value-type="float" office:value="-0.3211" calcext:value-type="float">
            <text:p>-0,32110000000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beta2</text:p>
          </table:table-cell>
          <table:table-cell office:value-type="float" office:value="0.4464" calcext:value-type="float">
            <text:p>0,446400000000</text:p>
          </table:table-cell>
          <table:table-cell office:value-type="float" office:value="-0.0712" calcext:value-type="float">
            <text:p>-0,071200000000</text:p>
          </table:table-cell>
          <table:table-cell office:value-type="float" office:value="225.7843" calcext:value-type="float">
            <text:p>225,784300000000</text:p>
          </table:table-cell>
          <table:table-cell office:value-type="float" office:value="0.0303" calcext:value-type="float">
            <text:p>0,030300000000</text:p>
          </table:table-cell>
          <table:table-cell office:value-type="float" office:value="0.1354" calcext:value-type="float">
            <text:p>0,13540000000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beta3</text:p>
          </table:table-cell>
          <table:table-cell table:style-name="Default"/>
          <table:table-cell/>
          <table:table-cell office:value-type="float" office:value="142.5883" calcext:value-type="float">
            <text:p>142,588300000000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eta4</text:p>
          </table:table-cell>
          <table:table-cell table:number-columns-repeated="2"/>
          <table:table-cell office:value-type="float" office:value="81.2527" calcext:value-type="float">
            <text:p>81,252700000000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ngitude+Latitude</text:p>
          </table:table-cell>
          <table:table-cell office:value-type="string" calcext:value-type="string">
            <text:p>Latitude+cota</text:p>
          </table:table-cell>
          <table:table-cell office:value-type="string" calcext:value-type="string">
            <text:p>Longitude^2+Latitude^2</text:p>
          </table:table-cell>
          <table:table-cell office:value-type="string" calcext:value-type="string">
            <text:p>Longitude+cota</text:p>
          </table:table-cell>
          <table:table-cell office:value-type="string" calcext:value-type="string">
            <text:p>Longitude+Latitud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valiaçã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AICcs</text:p>
          </table:table-cell>
          <table:table-cell office:value-type="float" office:value="1908.692" calcext:value-type="float">
            <text:p>1908,692000000000</text:p>
          </table:table-cell>
          <table:table-cell office:value-type="float" office:value="1637.575" calcext:value-type="float">
            <text:p>1637,575000000000</text:p>
          </table:table-cell>
          <table:table-cell office:value-type="float" office:value="1488.658" calcext:value-type="float">
            <text:p>1488,658000000000</text:p>
          </table:table-cell>
          <table:table-cell office:value-type="float" office:value="1427.531" calcext:value-type="float">
            <text:p>1427,531000000000</text:p>
          </table:table-cell>
          <table:table-cell office:value-type="float" office:value="1525.097" calcext:value-type="float">
            <text:p>1525,0970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Css</text:p>
          </table:table-cell>
          <table:table-cell office:value-type="float" office:value="1980.981" calcext:value-type="float">
            <text:p>1980,981000000000</text:p>
          </table:table-cell>
          <table:table-cell office:value-type="float" office:value="1726.998" calcext:value-type="float">
            <text:p>1726,998000000000</text:p>
          </table:table-cell>
          <table:table-cell office:value-type="float" office:value="1566.431" calcext:value-type="float">
            <text:p>1566,431000000000</text:p>
          </table:table-cell>
          <table:table-cell office:value-type="float" office:value="1500.074" calcext:value-type="float">
            <text:p>1500,074000000000</text:p>
          </table:table-cell>
          <table:table-cell office:value-type="float" office:value="1575.556" calcext:value-type="float">
            <text:p>1575,556000000000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lcs</text:p>
          </table:table-cell>
          <table:table-cell office:value-type="float" office:value="-948.3462" calcext:value-type="float">
            <text:p>-948,346200000000</text:p>
          </table:table-cell>
          <table:table-cell office:value-type="float" office:value="-812.7874" calcext:value-type="float">
            <text:p>-812,787400000000</text:p>
          </table:table-cell>
          <table:table-cell office:value-type="float" office:value="-736.3291" calcext:value-type="float">
            <text:p>-736,329100000000</text:p>
          </table:table-cell>
          <table:table-cell office:value-type="float" office:value="-707.7655" calcext:value-type="float">
            <text:p>-707,765500000000</text:p>
          </table:table-cell>
          <table:table-cell office:value-type="float" office:value="-756.5484" calcext:value-type="float">
            <text:p>-756,5484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ss</text:p>
          </table:table-cell>
          <table:table-cell office:value-type="float" office:value="-986.4904" calcext:value-type="float">
            <text:p>-986,490400000000</text:p>
          </table:table-cell>
          <table:table-cell office:value-type="float" office:value="-859.4989" calcext:value-type="float">
            <text:p>-859,498900000000</text:p>
          </table:table-cell>
          <table:table-cell office:value-type="float" office:value="-777.2156" calcext:value-type="float">
            <text:p>-777,215600000000</text:p>
          </table:table-cell>
          <table:table-cell office:value-type="float" office:value="-746.037" calcext:value-type="float">
            <text:p>-746,037000000000</text:p>
          </table:table-cell>
          <table:table-cell office:value-type="float" office:value="-783.7781" calcext:value-type="float">
            <text:p>-783,7781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.cs</text:p>
          </table:table-cell>
          <table:table-cell table:number-columns-repeated="2" office:value-type="float" office:value="6" calcext:value-type="float">
            <text:p>6,000000000000</text:p>
          </table:table-cell>
          <table:table-cell office:value-type="float" office:value="8" calcext:value-type="float">
            <text:p>8,000000000000</text:p>
          </table:table-cell>
          <table:table-cell table:number-columns-repeated="2" office:value-type="float" office:value="6" calcext:value-type="float">
            <text:p>6,0000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.ss</text:p>
          </table:table-cell>
          <table:table-cell table:number-columns-repeated="2" office:value-type="float" office:value="4" calcext:value-type="float">
            <text:p>4,000000000000</text:p>
          </table:table-cell>
          <table:table-cell office:value-type="float" office:value="6" calcext:value-type="float">
            <text:p>6,000000000000</text:p>
          </table:table-cell>
          <table:table-cell table:number-columns-repeated="2" office:value-type="float" office:value="4" calcext:value-type="float">
            <text:p>4,000000000000</text:p>
          </table:table-cell>
          <table:table-cell table:number-columns-repeated="1013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09"/>
        </table:table-row>
        <table:table-row table:style-name="ro1" table:number-rows-repeated="1048547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5:05:01.0728346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15:53:15.746471482</dc:date>
    <dc:creator>Wagner Wolff</dc:creator>
    <meta:generator>LibreOffice/4.2.5.2$Linux_X86_64 LibreOffice_project/61cb170a04bb1f12e77c884eab9192be736ec5f5</meta:generator>
    <meta:editing-duration>PT1H33M14S</meta:editing-duration>
    <meta:editing-cycles>19</meta:editing-cycles>
    <meta:document-statistic meta:table-count="1" meta:cell-count="101" meta:object-count="0"/>
  </office:meta>
</office:document-meta>
</file>